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text.initDataBinder( WebExchangeDataBinder binder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WebExchangeDataBinder.getValuesToBind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ingContext.createDataBinder( ServerWebExchange exchang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.createDataBinder( ServerWebExchange exchange , @ Nullable Object targe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ingContext.Bind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WebExchangeDataBinder.ExtendedWebExchangeDataBinder( @ Nullable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.BindingContext( @ Nullable WebBindingInitializer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Context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